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text-properties fo:color="#000000" loext:opacity="100%" style:text-position="0% 100%" style:font-name="Liberation Serif" fo:font-size="10pt" fo:language="pt" fo:country="BR" officeooo:rsid="005185a8" officeooo:paragraph-rsid="0055e43e" style:font-size-asian="10pt" style:font-size-complex="10pt"/>
    </style:style>
    <style:style style:name="P2" style:family="paragraph" style:parent-style-name="Preformatted_20_Text">
      <style:text-properties fo:color="#000000" loext:opacity="100%" style:text-position="0% 100%" style:font-name="Liberation Serif" fo:font-size="10pt" fo:language="pt" fo:country="BR" fo:font-weight="bold" officeooo:rsid="005b1839" officeooo:paragraph-rsid="005b1839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fo:color="#000000" loext:opacity="100%" style:text-position="0% 100%" style:font-name="Liberation Serif" fo:font-size="10pt" fo:language="pt" fo:country="BR" officeooo:rsid="005185a8" officeooo:paragraph-rsid="0055e43e" style:font-size-asian="10pt" style:font-size-complex="10pt"/>
    </style:style>
    <style:style style:name="P4" style:family="paragraph" style:parent-style-name="Preformatted_20_Text">
      <style:text-properties fo:color="#000000" loext:opacity="100%" style:font-name="Liberation Serif" fo:font-size="10pt" fo:language="pt" fo:country="BR" style:font-size-asian="10pt" style:font-size-complex="10pt"/>
    </style:style>
    <style:style style:name="P5" style:family="paragraph" style:parent-style-name="Preformatted_20_Text">
      <style:text-properties fo:color="#000000" loext:opacity="100%" style:font-name="Liberation Serif" fo:font-size="10pt" fo:language="pt" fo:country="BR" officeooo:rsid="001d1e4e" officeooo:paragraph-rsid="001d1e4e" style:font-size-asian="10pt" style:font-size-complex="10pt"/>
    </style:style>
    <style:style style:name="P6" style:family="paragraph" style:parent-style-name="Preformatted_20_Text">
      <style:text-properties fo:color="#000000" loext:opacity="100%" style:font-name="Liberation Serif" fo:font-size="10pt" fo:language="pt" fo:country="BR" officeooo:rsid="001d1e4e" officeooo:paragraph-rsid="00904491" style:font-size-asian="10pt" style:font-size-complex="10pt"/>
    </style:style>
    <style:style style:name="P7" style:family="paragraph" style:parent-style-name="Preformatted_20_Text">
      <style:text-properties fo:color="#000000" loext:opacity="100%" style:font-name="Liberation Serif" fo:font-size="10pt" fo:language="pt" fo:country="BR" officeooo:rsid="001d1e4e" officeooo:paragraph-rsid="00639eb0" style:font-size-asian="10pt" style:font-size-complex="10pt"/>
    </style:style>
    <style:style style:name="P8" style:family="paragraph" style:parent-style-name="Preformatted_20_Text">
      <style:text-properties fo:color="#000000" loext:opacity="100%" style:font-name="Liberation Serif" fo:font-size="10pt" fo:language="pt" fo:country="BR" officeooo:rsid="001d1e4e" officeooo:paragraph-rsid="00826d68" style:font-size-asian="10pt" style:font-size-complex="10pt"/>
    </style:style>
    <style:style style:name="P9" style:family="paragraph" style:parent-style-name="Preformatted_20_Text">
      <style:text-properties fo:color="#000000" loext:opacity="100%" style:font-name="Liberation Serif" fo:font-size="10pt" fo:language="pt" fo:country="BR" officeooo:rsid="00363f6f" officeooo:paragraph-rsid="00904491" style:font-size-asian="10pt" style:font-size-complex="10pt"/>
    </style:style>
    <style:style style:name="P10" style:family="paragraph" style:parent-style-name="Preformatted_20_Text">
      <style:text-properties fo:color="#000000" loext:opacity="100%" style:font-name="Liberation Serif" fo:font-size="10pt" fo:language="pt" fo:country="BR" officeooo:rsid="00363f6f" officeooo:paragraph-rsid="00363f6f" style:font-size-asian="10pt" style:font-size-complex="10pt"/>
    </style:style>
    <style:style style:name="P11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1df0b3" style:font-size-asian="10pt" style:font-size-complex="10pt"/>
    </style:style>
    <style:style style:name="P12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904491" style:font-size-asian="10pt" style:font-size-complex="10pt"/>
    </style:style>
    <style:style style:name="P13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843ee2" style:font-size-asian="10pt" style:font-size-complex="10pt"/>
    </style:style>
    <style:style style:name="P14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65a2ae" style:font-size-asian="10pt" style:font-size-complex="10pt"/>
    </style:style>
    <style:style style:name="P15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6e5e9d" style:font-size-asian="10pt" style:font-size-complex="10pt"/>
    </style:style>
    <style:style style:name="P16" style:family="paragraph" style:parent-style-name="Preformatted_20_Text">
      <style:text-properties fo:color="#000000" loext:opacity="100%" style:font-name="Liberation Serif" fo:font-size="10pt" fo:language="pt" fo:country="BR" officeooo:rsid="001f691c" officeooo:paragraph-rsid="007a94f9" style:font-size-asian="10pt" style:font-size-complex="10pt"/>
    </style:style>
    <style:style style:name="P17" style:family="paragraph" style:parent-style-name="Preformatted_20_Text">
      <style:text-properties fo:color="#000000" loext:opacity="100%" style:font-name="Liberation Serif" fo:font-size="10pt" fo:language="pt" fo:country="BR" officeooo:rsid="001f691c" officeooo:paragraph-rsid="001f691c" style:font-size-asian="10pt" style:font-size-complex="10pt"/>
    </style:style>
    <style:style style:name="P18" style:family="paragraph" style:parent-style-name="Preformatted_20_Text">
      <style:text-properties fo:color="#000000" loext:opacity="100%" style:font-name="Liberation Serif" fo:font-size="10pt" fo:language="pt" fo:country="BR" officeooo:rsid="005b1839" officeooo:paragraph-rsid="001f691c" style:font-size-asian="10pt" style:font-size-complex="10pt"/>
    </style:style>
    <style:style style:name="P19" style:family="paragraph" style:parent-style-name="Preformatted_20_Text">
      <style:text-properties fo:color="#000000" loext:opacity="100%" style:font-name="Liberation Serif" fo:font-size="10pt" fo:language="pt" fo:country="BR" fo:font-weight="bold" officeooo:rsid="0080ed66" officeooo:paragraph-rsid="00904491" style:font-size-asian="10pt" style:font-weight-asian="bold" style:font-size-complex="10pt" style:font-weight-complex="bold"/>
    </style:style>
    <style:style style:name="P20" style:family="paragraph" style:parent-style-name="Preformatted_20_Text">
      <style:text-properties fo:color="#000000" loext:opacity="100%" style:font-name="Liberation Serif" fo:font-size="10pt" fo:language="pt" fo:country="BR" fo:font-weight="bold" officeooo:rsid="00539e81" officeooo:paragraph-rsid="00843ee2" style:font-size-asian="10pt" style:font-weight-asian="bold" style:font-size-complex="10pt" style:font-weight-complex="bold"/>
    </style:style>
    <style:style style:name="P21" style:family="paragraph" style:parent-style-name="Preformatted_20_Text">
      <style:text-properties fo:color="#000000" loext:opacity="100%" style:font-name="Liberation Serif" fo:font-size="10pt" fo:language="pt" fo:country="BR" fo:font-weight="bold" officeooo:rsid="00543de5" officeooo:paragraph-rsid="00543de5" style:font-size-asian="10pt" style:font-weight-asian="bold" style:font-size-complex="10pt" style:font-weight-complex="bold"/>
    </style:style>
    <style:style style:name="P22" style:family="paragraph" style:parent-style-name="Preformatted_20_Text">
      <style:text-properties fo:color="#000000" loext:opacity="100%" style:font-name="Liberation Serif" fo:font-size="10pt" fo:language="pt" fo:country="BR" fo:font-weight="bold" officeooo:rsid="006a662c" officeooo:paragraph-rsid="006e5e9d" style:font-size-asian="10pt" style:font-weight-asian="bold" style:font-size-complex="10pt" style:font-weight-complex="bold"/>
    </style:style>
    <style:style style:name="P23" style:family="paragraph" style:parent-style-name="Preformatted_20_Text">
      <style:text-properties fo:color="#000000" loext:opacity="100%" style:font-name="Liberation Serif" fo:font-size="10pt" fo:language="pt" fo:country="BR" fo:font-weight="bold" officeooo:rsid="0032ae94" officeooo:paragraph-rsid="0032ae94" style:font-size-asian="10pt" style:font-weight-asian="bold" style:font-size-complex="10pt" style:font-weight-complex="bold"/>
    </style:style>
    <style:style style:name="P24" style:family="paragraph" style:parent-style-name="Preformatted_20_Text">
      <style:text-properties fo:color="#000000" loext:opacity="100%" style:font-name="Liberation Serif" fo:font-size="10pt" fo:language="pt" fo:country="BR" fo:font-weight="bold" officeooo:paragraph-rsid="0032ae94" style:font-size-asian="10pt" style:font-weight-asian="bold" style:font-size-complex="10pt" style:font-weight-complex="bold"/>
    </style:style>
    <style:style style:name="P25" style:family="paragraph" style:parent-style-name="Preformatted_20_Text">
      <style:text-properties fo:color="#000000" loext:opacity="100%" style:font-name="Liberation Serif" fo:font-size="10pt" fo:language="pt" fo:country="BR" fo:font-weight="bold" officeooo:rsid="00430931" officeooo:paragraph-rsid="0032ae94" style:font-size-asian="10pt" style:font-weight-asian="bold" style:font-size-complex="10pt" style:font-weight-complex="bold"/>
    </style:style>
    <style:style style:name="P26" style:family="paragraph" style:parent-style-name="Preformatted_20_Text">
      <style:text-properties fo:color="#000000" loext:opacity="100%" style:font-name="Liberation Serif" fo:font-size="10pt" fo:language="pt" fo:country="BR" fo:font-weight="normal" officeooo:rsid="00539e81" officeooo:paragraph-rsid="00904491" style:font-size-asian="10pt" style:font-weight-asian="normal" style:font-size-complex="10pt" style:font-weight-complex="normal"/>
    </style:style>
    <style:style style:name="P27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535625" officeooo:paragraph-rsid="00535625" style:font-size-asian="10pt" style:font-size-complex="10pt"/>
    </style:style>
    <style:style style:name="P28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5185a8" officeooo:paragraph-rsid="005185a8" style:font-size-asian="10pt" style:font-size-complex="10pt"/>
    </style:style>
    <style:style style:name="P29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430931" officeooo:paragraph-rsid="00430931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1e4e"/>
    </style:style>
    <style:style style:name="T3" style:family="text">
      <style:text-properties style:text-underline-style="solid" style:text-underline-width="auto" style:text-underline-color="font-color" officeooo:rsid="001f691c"/>
    </style:style>
    <style:style style:name="T4" style:family="text">
      <style:text-properties style:text-underline-style="solid" style:text-underline-width="auto" style:text-underline-color="font-color" officeooo:rsid="002292a3"/>
    </style:style>
    <style:style style:name="T5" style:family="text">
      <style:text-properties style:text-underline-style="solid" style:text-underline-width="auto" style:text-underline-color="font-color" officeooo:rsid="0023104a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3a68d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41bcb9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f32d1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3104a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600897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621f0e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65a2ae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82561c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827963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f691c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1d1e4e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904491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375720"/>
    </style:style>
    <style:style style:name="T20" style:family="text">
      <style:text-properties style:text-underline-style="solid" style:text-underline-width="auto" style:text-underline-color="font-color" officeooo:rsid="003a68d8"/>
    </style:style>
    <style:style style:name="T21" style:family="text">
      <style:text-properties style:text-underline-style="solid" style:text-underline-width="auto" style:text-underline-color="font-color" officeooo:rsid="00559ac4"/>
    </style:style>
    <style:style style:name="T22" style:family="text">
      <style:text-properties style:text-underline-style="solid" style:text-underline-width="auto" style:text-underline-color="font-color" officeooo:rsid="00600897"/>
    </style:style>
    <style:style style:name="T23" style:family="text">
      <style:text-properties style:text-underline-style="solid" style:text-underline-width="auto" style:text-underline-color="font-color" fo:font-weight="normal" officeooo:rsid="003a68d8" style:font-weight-asian="normal" style:font-weight-complex="normal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1d1e4e"/>
    </style:style>
    <style:style style:name="T26" style:family="text">
      <style:text-properties style:text-underline-style="none" officeooo:rsid="001df0b3"/>
    </style:style>
    <style:style style:name="T27" style:family="text">
      <style:text-properties style:text-underline-style="none" officeooo:rsid="0034a4a9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style:text-underline-style="none" fo:font-weight="bold" officeooo:rsid="001f691c" style:font-weight-asian="bold" style:font-weight-complex="bold"/>
    </style:style>
    <style:style style:name="T30" style:family="text">
      <style:text-properties style:text-underline-style="none" fo:font-weight="bold" officeooo:rsid="0047674b" style:font-weight-asian="bold" style:font-weight-complex="bold"/>
    </style:style>
    <style:style style:name="T31" style:family="text">
      <style:text-properties style:text-underline-style="none" fo:font-weight="bold" officeooo:rsid="001d1e4e" style:font-weight-asian="bold" style:font-weight-complex="bold"/>
    </style:style>
    <style:style style:name="T32" style:family="text">
      <style:text-properties style:text-underline-style="none" fo:font-weight="bold" officeooo:rsid="00904491" style:font-weight-asian="bold" style:font-weight-complex="bold"/>
    </style:style>
    <style:style style:name="T33" style:family="text">
      <style:text-properties style:text-underline-style="none" fo:font-weight="normal" officeooo:rsid="0034a4a9" style:font-weight-asian="normal" style:font-weight-complex="normal"/>
    </style:style>
    <style:style style:name="T34" style:family="text">
      <style:text-properties style:text-underline-style="none" fo:font-weight="normal" officeooo:rsid="0023104a" style:font-weight-asian="normal" style:font-weight-complex="normal"/>
    </style:style>
    <style:style style:name="T35" style:family="text">
      <style:text-properties style:text-underline-style="none" fo:font-weight="normal" officeooo:rsid="0041bcb9" style:font-weight-asian="normal" style:font-weight-complex="normal"/>
    </style:style>
    <style:style style:name="T36" style:family="text">
      <style:text-properties style:text-underline-style="none" fo:font-weight="normal" officeooo:rsid="00430931" style:font-weight-asian="normal" style:font-weight-complex="normal"/>
    </style:style>
    <style:style style:name="T37" style:family="text">
      <style:text-properties style:text-underline-style="none" fo:font-weight="normal" officeooo:rsid="003a68d8" style:font-weight-asian="normal" style:font-weight-complex="normal"/>
    </style:style>
    <style:style style:name="T38" style:family="text">
      <style:text-properties style:text-underline-style="none" fo:font-weight="normal" officeooo:rsid="0072145f" style:font-weight-asian="normal" style:font-weight-complex="normal"/>
    </style:style>
    <style:style style:name="T39" style:family="text">
      <style:text-properties style:text-underline-style="none" fo:font-weight="normal" officeooo:rsid="00777858" style:font-weight-asian="normal" style:font-weight-complex="normal"/>
    </style:style>
    <style:style style:name="T40" style:family="text">
      <style:text-properties style:text-underline-style="none" fo:font-weight="normal" officeooo:rsid="00904491" style:font-weight-asian="normal" style:font-weight-complex="normal"/>
    </style:style>
    <style:style style:name="T41" style:family="text">
      <style:text-properties style:text-underline-style="none" officeooo:rsid="0041bcb9"/>
    </style:style>
    <style:style style:name="T42" style:family="text">
      <style:text-properties style:text-underline-style="none" officeooo:rsid="00375720"/>
    </style:style>
    <style:style style:name="T43" style:family="text">
      <style:text-properties style:text-underline-style="none" officeooo:rsid="0074c657"/>
    </style:style>
    <style:style style:name="T44" style:family="text">
      <style:text-properties style:text-underline-style="none" officeooo:rsid="007f9ab7"/>
    </style:style>
    <style:style style:name="T45" style:family="text">
      <style:text-properties style:text-underline-style="none" officeooo:rsid="008bd2fd"/>
    </style:style>
    <style:style style:name="T46" style:family="text">
      <style:text-properties style:text-underline-style="none" officeooo:rsid="00904491"/>
    </style:style>
    <style:style style:name="T47" style:family="text">
      <style:text-properties officeooo:rsid="0032ae94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375720" style:font-weight-asian="bold" style:font-weight-complex="bold"/>
    </style:style>
    <style:style style:name="T50" style:family="text">
      <style:text-properties fo:font-weight="bold" officeooo:rsid="003d4cef" style:font-weight-asian="bold" style:font-weight-complex="bold"/>
    </style:style>
    <style:style style:name="T51" style:family="text">
      <style:text-properties fo:font-weight="bold" officeooo:rsid="002ca005" style:font-weight-asian="bold" style:font-weight-complex="bold"/>
    </style:style>
    <style:style style:name="T52" style:family="text">
      <style:text-properties fo:font-weight="bold" officeooo:rsid="001f32d1" style:font-weight-asian="bold" style:font-weight-complex="bold"/>
    </style:style>
    <style:style style:name="T53" style:family="text">
      <style:text-properties fo:font-weight="bold" officeooo:rsid="0029b3a7" style:font-weight-asian="bold" style:font-weight-complex="bold"/>
    </style:style>
    <style:style style:name="T54" style:family="text">
      <style:text-properties fo:font-weight="bold" officeooo:rsid="00539e81" style:font-weight-asian="bold" style:font-weight-complex="bold"/>
    </style:style>
    <style:style style:name="T55" style:family="text">
      <style:text-properties fo:font-weight="bold" officeooo:rsid="00621f0e" style:font-weight-asian="bold" style:font-weight-complex="bold"/>
    </style:style>
    <style:style style:name="T56" style:family="text">
      <style:text-properties fo:font-weight="bold" officeooo:rsid="006a662c" style:font-weight-asian="bold" style:font-weight-complex="bold"/>
    </style:style>
    <style:style style:name="T57" style:family="text">
      <style:text-properties fo:font-weight="bold" officeooo:rsid="006c0dee" style:font-weight-asian="bold" style:font-weight-complex="bold"/>
    </style:style>
    <style:style style:name="T58" style:family="text">
      <style:text-properties fo:font-weight="bold" officeooo:rsid="0080ed66" style:font-weight-asian="bold" style:font-weight-complex="bold"/>
    </style:style>
    <style:style style:name="T59" style:family="text">
      <style:text-properties fo:font-weight="bold" officeooo:rsid="00904491" style:font-weight-asian="bold" style:font-weight-complex="bold"/>
    </style:style>
    <style:style style:name="T60" style:family="text">
      <style:text-properties style:text-position="0% 100%"/>
    </style:style>
    <style:style style:name="T61" style:family="text">
      <style:text-properties style:text-position="0% 100%" style:text-underline-style="solid" style:text-underline-width="auto" style:text-underline-color="font-color" fo:font-weight="bold" officeooo:rsid="003a68d8" style:font-weight-asian="bold" style:font-weight-complex="bold"/>
    </style:style>
    <style:style style:name="T62" style:family="text">
      <style:text-properties style:text-position="0% 100%" style:text-underline-style="solid" style:text-underline-width="auto" style:text-underline-color="font-color" fo:font-weight="bold" officeooo:rsid="0080ed66" style:font-weight-asian="bold" style:font-weight-complex="bold"/>
    </style:style>
    <style:style style:name="T63" style:family="text">
      <style:text-properties style:text-position="0% 100%" officeooo:rsid="004af288"/>
    </style:style>
    <style:style style:name="T64" style:family="text">
      <style:text-properties style:text-position="0% 100%" officeooo:rsid="004c12d2"/>
    </style:style>
    <style:style style:name="T65" style:family="text">
      <style:text-properties style:text-position="0% 100%" officeooo:rsid="004de890"/>
    </style:style>
    <style:style style:name="T66" style:family="text">
      <style:text-properties officeooo:rsid="0041bcb9"/>
    </style:style>
    <style:style style:name="T67" style:family="text">
      <style:text-properties style:text-position="super 58%" style:text-underline-style="none" fo:font-weight="normal" officeooo:rsid="0055e43e" style:font-weight-asian="normal" style:font-weight-complex="normal"/>
    </style:style>
    <style:style style:name="T68" style:family="text">
      <style:text-properties style:text-position="super 58%" style:text-underline-style="none" officeooo:rsid="0055e43e"/>
    </style:style>
    <style:style style:name="T69" style:family="text">
      <style:text-properties style:text-position="super 58%" style:text-underline-style="solid" style:text-underline-width="auto" style:text-underline-color="font-color" officeooo:rsid="0055e43e"/>
    </style:style>
    <style:style style:name="T70" style:family="text">
      <style:text-properties style:text-position="super 58%" officeooo:rsid="0055e43e"/>
    </style:style>
    <style:style style:name="T71" style:family="text">
      <style:text-properties style:text-position="super 58%" officeooo:rsid="0059f50a"/>
    </style:style>
    <style:style style:name="T72" style:family="text">
      <style:text-properties officeooo:rsid="0055e43e"/>
    </style:style>
    <style:style style:name="T73" style:family="text">
      <style:text-properties officeooo:rsid="005e7331"/>
    </style:style>
    <style:style style:name="T74" style:family="text">
      <style:text-properties officeooo:rsid="0080ed66"/>
    </style:style>
    <style:style style:name="T75" style:family="text">
      <style:text-properties officeooo:rsid="00904491"/>
    </style:style>
    <style:style style:name="T76" style:family="text">
      <style:text-properties officeooo:rsid="003757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Cliente (<text:span text:style-name="T2">Cpf</text:span><text:span text:style-name="T3">Cli</text:span><text:span text:style-name="T25">,</text:span><text:span text:style-name="T45">Nome,</text:span><text:span text:style-name="T25">Telefone,Email,</text:span><text:span text:style-name="T44">CEP,Estado,Cidade,Rua,Casa,Complemento</text:span>)</text:p>
      <text:p text:style-name="P5"/>
      <text:p text:style-name="P5">Historico (<text:span text:style-name="T19">CodHist</text:span><text:span text:style-name="T24">,ValorGasto)</text:span></text:p>
      <text:p text:style-name="P6">HistProd<text:span text:style-name="T70">1</text:span> (<text:span text:style-name="T61">CodHist,</text:span><text:span text:style-name="T12">CodProd</text:span><text:span text:style-name="T1">,</text:span><text:span text:style-name="T62">CnpjMer</text:span><text:span text:style-name="T29">,</text:span><text:span text:style-name="T40">Q</text:span><text:span text:style-name="T26">uantia</text:span>)</text:p>
      <text:p text:style-name="P7"><text:span text:style-name="T48"><text:tab/></text:span><text:span text:style-name="T55">CodProd referencia Produto</text:span></text:p>
      <text:p text:style-name="P5"><text:tab/><text:span text:style-name="T49">CodHist </text:span><text:span text:style-name="T48">referencia Historico</text:span></text:p>
      <text:p text:style-name="P5"><text:span text:style-name="T48"><text:tab/></text:span><text:span text:style-name="T58">CnpjMer referencia Mercado</text:span></text:p>
      <text:p text:style-name="P9">HistProm<text:span text:style-name="T70">1</text:span> (<text:span text:style-name="T6">CodProm,</text:span><text:span text:style-name="T7">CodHist</text:span><text:span text:style-name="T14">,CnpjMer</text:span><text:span text:style-name="T29">,</text:span><text:span text:style-name="T38">Quantia</text:span>)</text:p>
      <text:p text:style-name="P10"><text:tab/><text:span text:style-name="T48">CodProm referencia Promocao</text:span></text:p>
      <text:p text:style-name="P10"><text:span text:style-name="T48"><text:tab/></text:span><text:span text:style-name="T50">CodHist referencia Historico</text:span></text:p>
      <text:p text:style-name="P8"><text:tab/><text:span text:style-name="T58">CnpjMer referencia Mercado</text:span></text:p>
      <text:p text:style-name="P19"/>
      <text:p text:style-name="P11">Lista (<text:span text:style-name="T1">CodLista</text:span><text:span text:style-name="T75">,</text:span>Data,Valor)</text:p>
      <text:p text:style-name="P12">ListaProd<text:span text:style-name="T70">1</text:span> (<text:span text:style-name="T6">CodLista,Cod</text:span><text:span text:style-name="T8">Prod,</text:span><text:span text:style-name="T15">CnpjMer,</text:span>Quantia)</text:p>
      <text:p text:style-name="P11"><text:tab/><text:span text:style-name="T48">CodLista referencia Lista</text:span></text:p>
      <text:p text:style-name="P11"><text:tab/><text:span text:style-name="T48">Cod</text:span><text:span text:style-name="T51">Prod</text:span><text:span text:style-name="T48"> referencia Produto</text:span></text:p>
      <text:p text:style-name="P13"><text:tab/><text:span text:style-name="T58">CnpjMer referencia Mercado</text:span></text:p>
      <text:p text:style-name="P26">ListaProm<text:span text:style-name="T70">1</text:span> (<text:span text:style-name="T13">CodLista,</text:span><text:span text:style-name="T6">CodProm</text:span><text:span text:style-name="T15">,CnpjMer</text:span><text:span text:style-name="T29">,</text:span><text:span text:style-name="T43">Quantia</text:span>)</text:p>
      <text:p text:style-name="P14"><text:tab/><text:span text:style-name="T48">CodLista referencia Lista</text:span></text:p>
      <text:p text:style-name="P11"><text:tab/><text:span text:style-name="T54">CodProm referencia Promocao</text:span></text:p>
      <text:p text:style-name="P20"><text:tab/><text:span text:style-name="T74">CnpjMer referencia Mercado</text:span></text:p>
      <text:p text:style-name="P20"/>
      <text:p text:style-name="P21">Registra (<text:span text:style-name="T21">CodLista,CodHist,CpfCli</text:span>)</text:p>
      <text:p text:style-name="P21"><text:tab/><text:span text:style-name="T73">CodLista referencia Lista</text:span></text:p>
      <text:p text:style-name="P21"><text:tab/><text:span text:style-name="T73">CodHist referencia Historico</text:span></text:p>
      <text:p text:style-name="P21"><text:tab/><text:span text:style-name="T73">CpfCli referencia Cliente</text:span></text:p>
      <text:p text:style-name="P11"/>
      <text:p text:style-name="P11">Produto (<text:span text:style-name="T1">Cod</text:span><text:span text:style-name="T5">Prod</text:span><text:span text:style-name="T69">4</text:span><text:span text:style-name="T1">,</text:span><text:span text:style-name="T11">CnjpMer</text:span><text:span text:style-name="T22">,</text:span><text:span text:style-name="T66">Nome,</text:span>Valor)</text:p>
      <text:p text:style-name="P11"><text:tab/><text:span text:style-name="T56">CnjpMer referencia Mercado</text:span></text:p>
      <text:p text:style-name="P27"><text:span text:style-name="T72">4</text:span><text:span text:style-name="T60"> Codigo de barras, porem o nome CodProd facilita identificacao como FK.</text:span></text:p>
      <text:p text:style-name="P11">Promocao (<text:span text:style-name="T1">CodProm,</text:span><text:span text:style-name="T11">CnpjMer</text:span><text:span text:style-name="T24">,</text:span><text:span text:style-name="T41">Nome</text:span>)</text:p>
      <text:p text:style-name="P11"><text:tab/><text:span text:style-name="T57">CnpjMer referencia Mercado</text:span></text:p>
      <text:p text:style-name="P11">Prod<text:span text:style-name="T74">Promocao</text:span><text:span text:style-name="T71">1</text:span> (<text:span text:style-name="T6">CodProm,</text:span><text:span text:style-name="T11">CnpjMer,</text:span><text:span text:style-name="T9">Cod</text:span><text:span text:style-name="T10">Prod</text:span><text:span text:style-name="T34">,</text:span><text:span text:style-name="T35">Quant</text:span><text:span text:style-name="T39">ia</text:span><text:span text:style-name="T35">,</text:span><text:span text:style-name="T36">Desconto</text:span>)</text:p>
      <text:p text:style-name="P4"><text:tab/><text:span text:style-name="T52">CodProm referencia Promocao</text:span></text:p>
      <text:p text:style-name="P4"><text:tab/><text:span text:style-name="T52">Cod</text:span><text:span text:style-name="T53">Prod</text:span><text:span text:style-name="T52"> referencia Produto</text:span></text:p>
      <text:p text:style-name="P15"><text:tab/><text:span text:style-name="T56">CnjpMer referencia Mercado</text:span></text:p>
      <text:p text:style-name="P22"/>
      <text:p text:style-name="P16">Mercado (<text:span text:style-name="T1">C</text:span><text:span text:style-name="T5">npjMer</text:span><text:span text:style-name="T24">,Nome,Cep,Estado,Cidade,Rua,Numero</text:span>)</text:p>
      <text:p text:style-name="P18"/>
      <text:p text:style-name="P2">Oferta (<text:span text:style-name="T1">CnpjMer,CodProd,CodProm</text:span>)</text:p>
      <text:p text:style-name="P2"><text:tab/><text:span text:style-name="T73">CnpjMer referencia Mercado</text:span></text:p>
      <text:p text:style-name="P2"><text:tab/><text:span text:style-name="T73">CodProd referencia Produto</text:span></text:p>
      <text:p text:style-name="P2"><text:tab/><text:span text:style-name="T73">CodProm referencia Promocao</text:span></text:p>
      <text:p text:style-name="P28"/>
      <text:p text:style-name="P17">Entrega (<text:span text:style-name="T1">CodEntr</text:span><text:span text:style-name="T4">ega</text:span><text:span text:style-name="T24">,</text:span><text:span text:style-name="T27">Tipo</text:span><text:span text:style-name="T68">2</text:span><text:span text:style-name="T27">,</text:span><text:span text:style-name="T33">Placa</text:span><text:span text:style-name="T67">3</text:span><text:span text:style-name="T33">,Telefone</text:span><text:span text:style-name="T67">3</text:span><text:span text:style-name="T30">,</text:span><text:span text:style-name="T24">HrSaida,HrChegada</text:span>)</text:p>
      <text:p text:style-name="P29"><text:span text:style-name="T72">2</text:span> <text:span text:style-name="T60">Tipo de entrega,</text:span><text:span text:style-name="T65">do </text:span><text:span text:style-name="T60">app ou propria do mercado.</text:span></text:p>
      <text:p text:style-name="P29"><text:span text:style-name="T72">3</text:span><text:span text:style-name="T60"> </text:span><text:span text:style-name="T64">Null</text:span><text:span text:style-name="T63">: </text:span><text:span text:style-name="T60">Placa do veiculo caso seja entrega do app.</text:span></text:p>
      <text:p text:style-name="P29"><text:span text:style-name="T72">3</text:span><text:span text:style-name="T60"> </text:span><text:span text:style-name="T64">Null</text:span><text:span text:style-name="T63">: </text:span><text:span text:style-name="T60">Telefone do entregador caso seja entrega do app.</text:span></text:p>
      <text:p text:style-name="P17"/>
      <text:p text:style-name="P23">Contrato (<text:span text:style-name="T1">CodEntrega,CnpjMer</text:span>)</text:p>
      <text:p text:style-name="P24"><text:tab/><text:span text:style-name="T47">CodEntrega referencia Entrega</text:span></text:p>
      <text:p text:style-name="P24"><text:tab/><text:span text:style-name="T47">CnpjMer referencia Mercado</text:span></text:p>
      <text:p text:style-name="P25"/>
      <text:p text:style-name="P1"><text:span text:style-name="T6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2T06:10:33.395355351</dc:date>
    <meta:editing-duration>PT8H56M11S</meta:editing-duration>
    <meta:editing-cycles>71</meta:editing-cycles>
    <meta:generator>LibreOffice/7.4.5.1$Linux_X86_64 LibreOffice_project/40$Build-1</meta:generator>
    <meta:document-statistic meta:table-count="0" meta:image-count="0" meta:object-count="0" meta:page-count="1" meta:paragraph-count="44" meta:word-count="146" meta:character-count="1548" meta:non-whitespace-character-count="1421"/>
  </office:meta>
</office:document-meta>
</file>